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mployees</text:p>
          </table:table-cell>
          <table:covered-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l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g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ex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projects</text:p>
          </table:table-cell>
          <table:covered-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n room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h car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 dishe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quer fr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ay monopoly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3" table:number-rows-spanned="1">
            <text:p>memberships (this is the join table!)</text:p>
          </table:table-cell>
          <table:covered-table-cell table:number-columns-repeated="2" table:style-name="ce5"/>
          <table:table-cell table:style-name="ce6" office:value-type="string" calcext:value-type="string">
            <text:p>to find the names of the employees assigned to conquering france: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employee_id</text:p>
          </table:table-cell>
          <table:table-cell table:style-name="ce2" office:value-type="string" calcext:value-type="string">
            <text:p>project_id</text:p>
          </table:table-cell>
          <table:table-cell office:value-type="string" calcext:value-type="string">
            <text:p>Select  e.name FROM memberships m</text:p>
            <text:p>JOIN employees e</text:p>
            <text:p>ON e.id = m.employee_id</text:p>
            <text:p>JOIN porjects p</text:p>
            <text:p>ON p.id = m.project_id</text:p>
            <text:p>WHERE m.project_id = 4;</text:p>
          </table:table-cell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 table:style-name="ce4" office:value-type="float" office:value="4" calcext:value-type="float">
            <text:p>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16:16:35.360067060</meta:creation-date>
    <dc:date>2014-11-25T16:25:28.365333512</dc:date>
    <meta:editing-duration>P0D</meta:editing-duration>
    <meta:editing-cycles>1</meta:editing-cycles>
    <meta:document-statistic meta:table-count="1" meta:cell-count="42" meta:object-count="0"/>
    <meta:generator>LibreOffice/4.2.7.2$Linux_X86_64 LibreOffice_project/420m0$Build-2</meta:generator>
  </office:meta>
</office:document-meta>
</file>